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200000002000309F1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svg:stroke-width="0.051cm" svg:stroke-color="#0000ff" draw:marker-start-width="0.276cm" draw:marker-end-width="0.276cm" draw:fill="none" draw:fill-color="#000080" draw:textarea-horizontal-align="center" draw:textarea-vertical-align="middle" fo:padding-top="0.15cm" fo:padding-bottom="0.15cm" fo:padding-left="0.275cm" fo:padding-right="0.275cm"/>
    </style:style>
    <style:style style:name="gr3" style:family="graphic" style:parent-style-name="standard">
      <style:graphic-properties svg:stroke-width="0.051cm" svg:stroke-color="#0000ff" draw:fill="none" draw:textarea-horizontal-align="center" draw:textarea-vertical-align="middle" fo:padding-top="0.15cm" fo:padding-bottom="0.15cm" fo:padding-left="0.275cm" fo:padding-right="0.275cm"/>
    </style:style>
    <style:style style:name="gr4" style:family="graphic" style:parent-style-name="standard">
      <style:graphic-properties svg:stroke-width="0.051cm" svg:stroke-color="#0000ff" draw:marker-start-width="0.276cm" draw:marker-end-width="0.276cm" draw:fill="none" draw:textarea-horizontal-align="center" draw:textarea-vertical-align="middle" fo:padding-top="0.15cm" fo:padding-bottom="0.15cm" fo:padding-left="0.275cm" fo:padding-right="0.275cm"/>
    </style:style>
    <style:style style:name="gr5" style:family="graphic" style:parent-style-name="standard">
      <style:graphic-properties draw:stroke="solid" svg:stroke-width="0.051cm" svg:stroke-color="#0000ff" draw:marker-start-width="0.276cm" draw:marker-end-width="0.276cm" draw:fill="none" draw:fill-color="#000000" draw:opacity="100%" draw:textarea-horizontal-align="center" draw:textarea-vertical-align="middle" fo:padding-top="0.15cm" fo:padding-bottom="0.15cm" fo:padding-left="0.275cm" fo:padding-right="0.275cm"/>
    </style:style>
    <style:style style:name="gr6" style:family="graphic" style:parent-style-name="standard">
      <style:graphic-properties draw:textarea-horizontal-align="center" draw:textarea-vertical-align="middle"/>
    </style:style>
    <style:style style:name="gr7" style:family="graphic" style:parent-style-name="standard">
      <style:graphic-properties draw:fill="none" draw:textarea-horizontal-align="justify" draw:textarea-vertical-align="middle" draw:auto-grow-height="false"/>
    </style:style>
    <style:style style:name="gr8" style:family="graphic" style:parent-style-name="standard">
      <style:graphic-properties draw:fill="none" draw:textarea-horizontal-align="center" draw:textarea-vertical-align="middle"/>
    </style:style>
    <style:style style:name="gr9"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text-align="center"/>
    </style:style>
    <style:style style:name="P2" style:family="paragraph">
      <style:text-properties fo:font-family="Arial" style:font-family-generic="swiss" style:font-pitch="variable" fo:font-size="14pt" style:font-size-asian="14pt" style:font-size-complex="14pt"/>
    </style:style>
    <style:style style:name="T1" style:family="text">
      <style:text-properties fo:font-family="Arial" style:font-family-generic="swiss" style:font-pitch="variable" fo:font-size="14pt" style:font-size-asian="14pt" style:font-size-complex="1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9.05cm" svg:height="15.24cm" svg:x="0.889cm" svg:y="0.889cm">
          <draw:image xlink:href="../../uControl_Images/uControl_v6.png" xlink:type="simple" xlink:show="embed" xlink:actuate="onLoad">
            <text:p/>
          </draw:image>
        </draw:frame>
        <draw:frame draw:style-name="gr1" draw:text-style-name="P1" draw:layer="layout" svg:width="19.05cm" svg:height="15.24cm" svg:x="0.889cm" svg:y="0.889cm">
          <draw:image xlink:href="../../uControl_Images/uControl_v8.png" xlink:type="simple" xlink:show="embed" xlink:actuate="onLoad">
            <text:p/>
          </draw:image>
        </draw:frame>
        <draw:polygon draw:style-name="gr2" draw:text-style-name="P1" draw:layer="Layer4" svg:width="20.826cm" svg:height="7.619cm" svg:x="0cm" svg:y="-8.89cm" svg:viewBox="0 0 20827 7620" draw:points="1651,6985 2916,6985 2916,7620 4194,7620 4194,6985 5452,6985 5452,7620 8507,7620 8507,6985 9781,6985 9781,7620 11046,7620 11046,6985 12319,6985 12319,7620 15370,7620 15370,6985 16637,6985 16637,7620 17909,7620 17909,6985 19174,6985 19174,7620 20193,7620 20193,5080 20827,5080 20827,2540 20193,2540 20193,0 19174,0 19174,635 17909,635 17909,0 16637,0 16637,635 15370,635 15370,0 12319,0 12319,635 11046,635 11046,0 9781,0 9781,635 8507,635 8506,0 5452,0 5452,635 4194,635 4193,0 2916,0 2916,635 1651,635 1651,0 635,0 635,2540 0,2540 0,5080 635,5080 635,7620 1651,7620">
          <text:p/>
        </draw:polygon>
        <draw:polygon draw:style-name="gr3" draw:text-style-name="P1" draw:layer="Layer4" svg:width="7.619cm" svg:height="17.012cm" svg:x="21.59cm" svg:y="0cm" svg:viewBox="0 0 7620 17013" draw:points="0,6980 635,6980 635,5710 0,5710 0,4440 635,4440 635,3170 0,3170 0,0 2540,0 2540,635 5080,635 5080,0 7620,0 7620,3170 6985,3170 6985,4440 7620,4440 7620,5710 6985,5710 6985,6980 7620,6980 7620,10028 6985,10028 6985,11298 7620,11298 7620,12568 6985,12568 6985,13838 7620,13838 7620,17013 5080,17013 5080,16383 2540,16383 2540,17013 0,17013 0,13838 635,13838 635,12568 0,12568 0,11298 635,11298 635,10028 0,10028">
          <text:p/>
        </draw:polygon>
        <draw:rect draw:style-name="gr4" draw:text-style-name="P1" draw:layer="layout" svg:width="1.651cm" svg:height="0.635cm" svg:x="0cm" svg:y="0cm">
          <text:p/>
        </draw:rect>
        <draw:rect draw:style-name="gr4" draw:text-style-name="P1" draw:layer="layout" svg:width="20.828cm" svg:height="0.635cm" svg:x="0cm" svg:y="16.383cm">
          <text:p/>
        </draw:rect>
        <draw:rect draw:style-name="gr4" draw:text-style-name="P1" draw:layer="layout" svg:width="0.635cm" svg:height="17.018cm" svg:x="0cm" svg:y="0cm">
          <text:p/>
        </draw:rect>
        <draw:rect draw:style-name="gr4" draw:text-style-name="P1" draw:layer="layout" svg:width="0.635cm" svg:height="3.175cm" svg:x="20.193cm" svg:y="0cm">
          <text:p/>
        </draw:rect>
        <draw:rect draw:style-name="gr4" draw:text-style-name="P1" draw:layer="layout" svg:width="1.27cm" svg:height="0.635cm" svg:x="1.651cm" svg:y="0cm">
          <text:p/>
        </draw:rect>
        <draw:rect draw:style-name="gr4" draw:text-style-name="P1" draw:layer="layout" svg:width="1.27cm" svg:height="0.635cm" svg:x="2.921cm" svg:y="0cm">
          <text:p/>
        </draw:rect>
        <draw:rect draw:style-name="gr4" draw:text-style-name="P1" draw:layer="layout" svg:width="1.27cm" svg:height="0.635cm" svg:x="4.191cm" svg:y="0cm">
          <text:p/>
        </draw:rect>
        <draw:rect draw:style-name="gr4" draw:text-style-name="P1" draw:layer="layout" svg:width="3.048cm" svg:height="0.635cm" svg:x="5.461cm" svg:y="0cm">
          <text:p/>
        </draw:rect>
        <draw:rect draw:style-name="gr4" draw:text-style-name="P1" draw:layer="layout" svg:width="1.27cm" svg:height="0.635cm" svg:x="8.509cm" svg:y="0cm">
          <text:p/>
        </draw:rect>
        <draw:rect draw:style-name="gr4" draw:text-style-name="P1" draw:layer="layout" svg:width="1.27cm" svg:height="0.635cm" svg:x="9.779cm" svg:y="0cm">
          <text:p/>
        </draw:rect>
        <draw:rect draw:style-name="gr4" draw:text-style-name="P1" draw:layer="layout" svg:width="1.27cm" svg:height="0.635cm" svg:x="11.049cm" svg:y="0cm">
          <text:p/>
        </draw:rect>
        <draw:rect draw:style-name="gr4" draw:text-style-name="P1" draw:layer="layout" svg:width="3.048cm" svg:height="0.635cm" svg:x="12.319cm" svg:y="0cm">
          <text:p/>
        </draw:rect>
        <draw:rect draw:style-name="gr4" draw:text-style-name="P1" draw:layer="layout" svg:width="1.27cm" svg:height="0.635cm" svg:x="15.367cm" svg:y="0cm">
          <text:p/>
        </draw:rect>
        <draw:rect draw:style-name="gr4" draw:text-style-name="P1" draw:layer="layout" svg:width="1.27cm" svg:height="0.635cm" svg:x="16.637cm" svg:y="0cm">
          <text:p/>
        </draw:rect>
        <draw:rect draw:style-name="gr4" draw:text-style-name="P1" draw:layer="layout" svg:width="1.27cm" svg:height="0.635cm" svg:x="17.907cm" svg:y="0cm">
          <text:p/>
        </draw:rect>
        <draw:rect draw:style-name="gr4" draw:text-style-name="P1" draw:layer="layout" svg:width="1.651cm" svg:height="0.635cm" svg:x="19.177cm" svg:y="0cm">
          <text:p/>
        </draw:rect>
        <draw:rect draw:style-name="gr4" draw:text-style-name="P1" draw:layer="layout" svg:width="0.635cm" svg:height="1.27cm" svg:x="20.195cm" svg:y="3.17cm">
          <text:p/>
        </draw:rect>
        <draw:rect draw:style-name="gr4" draw:text-style-name="P1" draw:layer="layout" svg:width="0.635cm" svg:height="1.27cm" svg:x="20.196cm" svg:y="4.44cm">
          <text:p/>
        </draw:rect>
        <draw:rect draw:style-name="gr4" draw:text-style-name="P1" draw:layer="layout" svg:width="0.635cm" svg:height="1.27cm" svg:x="20.197cm" svg:y="5.71cm">
          <text:p/>
        </draw:rect>
        <draw:rect draw:style-name="gr4" draw:text-style-name="P1" draw:layer="layout" svg:width="0.635cm" svg:height="3.048cm" svg:x="20.198cm" svg:y="6.98cm">
          <text:p/>
        </draw:rect>
        <draw:rect draw:style-name="gr4" draw:text-style-name="P1" draw:layer="layout" svg:width="0.635cm" svg:height="1.27cm" svg:x="20.196cm" svg:y="10.028cm">
          <text:p/>
        </draw:rect>
        <draw:rect draw:style-name="gr4" draw:text-style-name="P1" draw:layer="layout" svg:width="0.635cm" svg:height="1.27cm" svg:x="20.197cm" svg:y="11.298cm">
          <text:p/>
        </draw:rect>
        <draw:rect draw:style-name="gr4" draw:text-style-name="P1" draw:layer="layout" svg:width="0.635cm" svg:height="1.27cm" svg:x="20.198cm" svg:y="12.568cm">
          <text:p/>
        </draw:rect>
        <draw:rect draw:style-name="gr4" draw:text-style-name="P1" draw:layer="layout" svg:width="0.635cm" svg:height="3.175cm" svg:x="20.199cm" svg:y="13.838cm">
          <text:p/>
        </draw:rect>
        <draw:rect draw:style-name="gr4" draw:text-style-name="P1" draw:layer="layout" svg:width="20.828cm" svg:height="17.018cm" svg:x="0cm" svg:y="0cm">
          <text:p/>
        </draw:rect>
        <draw:path draw:style-name="gr5" draw:text-style-name="P1" draw:layer="Layer4" svg:width="20.832cm" svg:height="17.018cm" svg:x="-0.001cm" svg:y="-0.001cm" svg:viewBox="0 0 20833 17019" svg:d="m20194 16384 6-2545c0-5 628 0 628 0v-1270l-634-1c-5 0 0-1269 0-1269 0-5 634 0 634 0v-1271h-631c-5 0-3-3047-3-3047h639l-5-1271h-630c-4 1-4-1269-4-1269 3 0 634 0 634 0v-1266h-634c-5 0 0-2540 0-2540h-1019c-5 0 0-635 0-635h-1266v636c0 4-1271-1-1271-1-5 0 0-635 0-635h-1271v636c0 4-3047-1-3047-1-5 0 0-635 0-635h-1274v636c0 4-1266-1-1266-1-5 0 0-635 0-635h-1273v636c0 4-3054-1-3054-1-5 0 0-635 0-635h-1262v636c0 4-1269-1-1269-1-5 0 0-635 0-635h-1271v636l-1017-1 2 2536c0 5-635 0-635 0v1270c0 0 635-4 635 0v1270c0 4-636 0-636 0v1270c0 0 633-4 636 0s0 3048 0 3048c0 4-635 0-635 0v1270h635c4 0 0 1270 0 1270 0 4-635 0-635 0v1270h635c4 0 0 2545 0 2545h1016c4 0 0 630 0 630h1270v-630c0-5 1273 0 1273 0 4 0 0 630 0 630h1258v-630c0-5 3055 0 3055 0 4 0 0 630 0 630h1274v-630c0-5 1265 0 1265 0 4 0 0 630 0 630h1273v-630c0-5 3051 0 3051 0 5 0 0 635 0 635l1267-5v-630c0-5 1272 0 1272 0 4 0 0 630 0 630h1265v-630z">
          <text:p/>
        </draw:path>
        <draw:circle draw:style-name="gr4" draw:text-style-name="P1" draw:layer="Layer4" svg:width="0.406cm" svg:height="0.406cm" svg:x="3.353cm" svg:y="-1.803cm">
          <text:p/>
        </draw:circle>
        <draw:circle draw:style-name="gr4" draw:text-style-name="P1" draw:layer="Layer4" svg:width="0.406cm" svg:height="0.406cm" svg:x="10.211cm" svg:y="-1.803cm">
          <text:p/>
        </draw:circle>
        <draw:circle draw:style-name="gr4" draw:text-style-name="P1" draw:layer="Layer4" svg:width="0.406cm" svg:height="0.406cm" svg:x="17.069cm" svg:y="-1.803cm">
          <text:p/>
        </draw:circle>
        <draw:circle draw:style-name="gr4" draw:text-style-name="P1" draw:layer="Layer4" svg:width="0.406cm" svg:height="0.406cm" svg:x="3.353cm" svg:y="-8.788cm">
          <text:p/>
        </draw:circle>
        <draw:circle draw:style-name="gr4" draw:text-style-name="P1" draw:layer="Layer4" svg:width="0.406cm" svg:height="0.406cm" svg:x="10.211cm" svg:y="-8.788cm">
          <text:p/>
        </draw:circle>
        <draw:circle draw:style-name="gr4" draw:text-style-name="P1" draw:layer="Layer4" svg:width="0.406cm" svg:height="0.406cm" svg:x="17.069cm" svg:y="-8.788cm">
          <text:p/>
        </draw:circle>
        <draw:circle draw:style-name="gr4" draw:text-style-name="P1" draw:layer="Layer4" svg:width="0.406cm" svg:height="0.406cm" svg:x="0.127cm" svg:y="-5.283cm">
          <text:p/>
        </draw:circle>
        <draw:circle draw:style-name="gr4" draw:text-style-name="P1" draw:layer="Layer4" svg:width="0.406cm" svg:height="0.406cm" svg:x="20.32cm" svg:y="-5.283cm">
          <text:p/>
        </draw:circle>
        <draw:polygon draw:style-name="gr6" draw:text-style-name="P1" draw:layer="Layer4" svg:width="1.113cm" svg:height="2.099cm" svg:x="3.001cm" svg:y="-0.001cm" svg:viewBox="0 0 1114 2100" draw:points="555,0 758,0 758,636 758,1273 1114,1273 1114,1677 757,1677 757,2100 555,2100 352,2100 352,1677 0,1677 0,1271 352,1271 352,636 352,0">
          <text:p/>
        </draw:polygon>
      </draw:page>
      <draw:page draw:name="page2" draw:style-name="dp1" draw:master-page-name="Default">
        <draw:custom-shape draw:style-name="gr7" draw:text-style-name="P1" draw:layer="Layer4" svg:width="0.712cm" svg:height="0.712cm" svg:x="3.184cm" svg:y="3.184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ircle draw:style-name="gr8" draw:text-style-name="P1" draw:layer="Layer4" svg:width="0.712cm" svg:height="0.712cm" svg:x="3.184cm" svg:y="3.184cm">
          <text:p/>
        </draw:circle>
        <draw:circle draw:style-name="gr8" draw:text-style-name="P1" draw:layer="Layer4" svg:width="0.788cm" svg:height="0.788cm" svg:x="3.146cm" svg:y="3.146cm">
          <text:p/>
        </draw:circle>
        <draw:frame draw:style-name="gr9" draw:text-style-name="P2" draw:layer="Layer4" svg:width="24.92cm" svg:height="5.246cm" svg:x="1.28cm" svg:y="4cm">
          <draw:text-box>
            <text:p><text:span text:style-name="T1">91828A231, Nut, M4, Hex, Plain, 18-8 SS, $6.45/100, 7mm across flats, 3.2mm tall</text:span></text:p>
            <text:p><text:span text:style-name="T1">92095A194, Screw, M4x16, Button Head Socket Cap, 18-8 SS, $10.43/100</text:span></text:p>
            <text:p><text:span text:style-name="T1">OR</text:span></text:p>
            <text:p><text:span text:style-name="T1">92000A226, 18-8 SS Metric Pan Head Phil Machine Screw M4 Size, 16mm Length, .7mm Pitch, $8.08/100</text:span></text:p>
            <text:p><text:span text:style-name="T1"/></text:p>
            <text:p><text:span text:style-name="T1"/></text:p>
            <text:p><text:span text:style-name="T1">92080A004, Metric Zinc-Pltd Brass Fem Thrd Hex Standoff 4.5mm Hex, 8mm Length, M3 Screw Size, $0.60/ea</text:span></text:p>
            <text:p><text:span text:style-name="T1">92000A120, 18-8 SS Metric Pan Head Phil Machine Screw M3 Size, 10mm Length, .5mm Pitch, $4.34/100</text:span></text:p>
            <text:p><text:span text:style-name="T1">92000A113</text:span><text:span text:style-name="T1"><text:tab/></text:span><text:span text:style-name="T1">, 18-8 SS Metric Pan Head Phil Machine Screw M3 Size, 4mm Length, .5mm Pitch, $5.52/100</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Andale Sans UI'" style:font-family-generic-asian="system" style:font-pitch-asian="variable" style:font-size-asian="24pt" style:language-asian="ja" style:country-asian="JP" style:font-family-complex="Tahoma" style:font-family-generic-complex="system" style:font-pitch-complex="variable" style:font-size-complex="24pt" style:language-complex="fa" style:country-complex="IR"/>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99ccff" draw:fill-gradient-name="Gradient_20_7" draw:fill-hatch-name="Hatch_20_1" draw:fill-image-name="Bitmape_20_1"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language="zxx" fo:country="none" fo:font-style="normal" fo:text-shadow="none" style:text-underline-style="none" fo:font-weight="normal" style:letter-kerning="true" style:font-family-asian="'Andale Sans UI'" style:font-family-generic-asian="system" style:font-pitch-asian="variable" style:font-size-asian="18pt" style:language-asian="zxx" style:country-asian="none" style:font-style-asian="normal" style:font-weight-asian="normal" style:font-family-complex="Tahoma" style:font-family-generic-complex="system" style:font-pitch-complex="variable" style:font-size-complex="18pt" style:language-complex="zxx" style:country-complex="none"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29.693cm" fo:page-height="21.006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 draw:name="Layer4"/>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creation-date>2009-04-16T11:32:18.87</meta:creation-date>
    <meta:editing-duration>PT9H57M24S</meta:editing-duration>
    <meta:editing-cycles>11</meta:editing-cycles>
    <meta:generator>OpenOffice.org/3.3$Win32 OpenOffice.org_project/330m20$Build-9567</meta:generator>
    <dc:date>2013-02-07T18:43:00.56</dc:date>
    <dc:creator>Anool Mahidharia</dc:creator>
    <meta:document-statistic meta:object-count="43"/>
  </office:meta>
</office:document-meta>
</file>